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bugInterceptor.invoke( MethodInvocation inv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bugInterceptor.getInvocationDescription( MethodInvocation inv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bugInterceptor.DebugInterce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bugInterceptor.ge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bugInterceptor.rese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bugInterceptor.DebugInterceptor( boolean useDynamic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